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5c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9211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be33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a20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62e4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number-columns-repeated="4" table:default-cell-style-name="ce14"/>
        <table:table-column table:style-name="co1" table:number-columns-repeated="2" table:default-cell-style-name="ce29"/>
        <table:table-column table:style-name="co1" table:default-cell-style-name="ce41"/>
        <table:table-column table:style-name="co1" table:number-columns-repeated="3" table:default-cell-style-name="ce29"/>
        <table:table-column table:style-name="co2" table:default-cell-style-name="Default"/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0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∞ </text:p>
          </table:table-cell>
          <table:table-cell/>
        </table:table-row>
        <table:table-row table:style-name="ro1">
          <table:table-cell table:style-name="ce29" office:value-type="string" calcext:value-type="string">
            <text:p>B</text:p>
          </table:table-cell>
          <table:table-cell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table:style-name="ce29" office:value-type="string" calcext:value-type="string">
            <text:p>C</text:p>
          </table:table-cell>
          <table:table-cell table:number-columns-repeated="2"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∞ </text:p>
          </table:table-cell>
          <table:table-cell table:number-columns-repeated="4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∞ </text:p>
          </table:table-cell>
          <table:table-cell table:number-columns-repeated="5"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∞ </text:p>
          </table:table-cell>
          <table:table-cell table:number-columns-repeated="5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∞ </text:p>
          </table:table-cell>
          <table:table-cell table:number-columns-repeated="5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∞ </text:p>
          </table:table-cell>
          <table:table-cell table:number-columns-repeated="5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1 = A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IJ &gt; dIK + dK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K = C I = A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∞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5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string" calcext:value-type="string">
            <text:p>∞ </text:p>
          </table:table-cell>
          <table:table-cell table:style-name="ce41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4"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4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4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4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2 = B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∞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2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15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number-columns-repeated="2" table:style-name="ce41" office:value-type="string" calcext:value-type="string">
            <text:p>∞ </text:p>
          </table:table-cell>
          <table:table-cell table:style-name="ce16"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3 = C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∞ </text:p>
          </table:table-cell>
          <table:table-cell table:number-columns-repeated="3"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∞ 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3" table:style-name="ce41" office:value-type="string" calcext:value-type="string">
            <text:p>∞ </text:p>
          </table:table-cell>
          <table:table-cell table:style-name="ce16"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6" table:style-name="ce41" office:value-type="string" calcext:value-type="string">
            <text:p>∞ </text:p>
          </table:table-cell>
          <table:table-cell office:value-type="string" calcext:value-type="string">
            <text:p>∞ </text:p>
          </table:table-cell>
          <table:table-cell table:number-columns-repeated="2" table:style-name="ce41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4 = D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4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∞ 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number-columns-repeated="3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number-columns-repeated="4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number-columns-repeated="3" office:value-type="string" calcext:value-type="string">
            <text:p>∞ </text:p>
          </table:table-cell>
          <table:table-cell table:style-name="ce41" office:value-type="string" calcext:value-type="string">
            <text:p>∞ </text:p>
          </table:table-cell>
          <table:table-cell table:style-name="ce16" office:value-type="string" calcext:value-type="string">
            <text:p>∞ </text:p>
          </table:table-cell>
          <table:table-cell table:number-columns-repeated="4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M5 = 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5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∞ 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3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4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table:style-name="ce16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5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6 = F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ij &gt; dik + dkj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14" office:value-type="string" calcext:value-type="string">
            <text:p>∞ </text:p>
          </table:table-cell>
          <table:table-cell office:value-type="string" calcext:value-type="string">
            <text:p>K = H</text:p>
          </table:table-cell>
        </table:table-row>
        <table:table-row table:style-name="ro1">
          <table:table-cell table:style-name="ce5"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number-columns-repeated="3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number-columns-repeated="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number-columns-repeated="4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23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6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∞ </text:p>
          </table:table-cell>
          <table:table-cell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2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" office:value-type="string" calcext:value-type="string">
            <text:p>I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25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" office:value-type="string" calcext:value-type="string">
            <text:p>J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26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7 = G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7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string" calcext:value-type="string">
            <text:p>∞ </text:p>
          </table:table-cell>
          <table:table-cell table:style-name="ce1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9" office:value-type="string" calcext:value-type="string">
            <text:p>I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4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9" office:value-type="string" calcext:value-type="string">
            <text:p>J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5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8 = H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4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∞ 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3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table:style-name="ce1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8" table:style-name="ce15" office:value-type="string" calcext:value-type="string">
            <text:p>∞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9" office:value-type="string" calcext:value-type="string">
            <text:p>J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5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 calcext:value-type="string">
            <text:p>M9 = I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9" office:value-type="string" calcext:value-type="string">
            <text:p>B</text:p>
          </table:table-cell>
          <table:table-cell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9" office:value-type="string" calcext:value-type="string">
            <text:p>C</text:p>
          </table:table-cell>
          <table:table-cell table:number-columns-repeated="2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9" office:value-type="string" calcext:value-type="string">
            <text:p>D</text:p>
          </table:table-cell>
          <table:table-cell table:number-columns-repeated="3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9" office:value-type="string" calcext:value-type="string">
            <text:p>E</text:p>
          </table:table-cell>
          <table:table-cell table:number-columns-repeated="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∞ 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∞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2" table:style-name="ce14" office:value-type="string" calcext:value-type="string">
            <text:p>∞ 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3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∞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4" table:style-name="ce14" office:value-type="string" calcext:value-type="string">
            <text:p>∞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9" office:value-type="string" calcext:value-type="string">
            <text:p>J</text:p>
          </table:table-cell>
          <table:table-cell table:number-columns-repeated="4" office:value-type="string" calcext:value-type="string">
            <text:p>∞ </text:p>
          </table:table-cell>
          <table:table-cell table:number-columns-repeated="5" table:style-name="ce14" office:value-type="string" calcext:value-type="string">
            <text:p>∞ 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lanilha2" table:style-name="ta1">
        <table:table-column table:style-name="co1" table:number-columns-repeated="11" table:default-cell-style-name="ce41"/>
        <table:table-row table:style-name="ro1">
          <table:table-cell table:style-name="ce29" office:value-type="string" calcext:value-type="string">
            <text:p>M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∞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9" office:value-type="string" calcext:value-type="string">
            <text:p>Fi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9"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9"/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02:43:05.212000000</meta:creation-date>
    <dc:date>2023-03-21T19:11:10.332000000</dc:date>
    <meta:editing-duration>PT6H41M51S</meta:editing-duration>
    <meta:editing-cycles>24</meta:editing-cycles>
    <meta:generator>LibreOffice/7.4.3.2$Windows_X86_64 LibreOffice_project/1048a8393ae2eeec98dff31b5c133c5f1d08b890</meta:generator>
    <meta:document-statistic meta:table-count="2" meta:cell-count="1456" meta:object-count="0"/>
  </office:meta>
</office:document-meta>
</file>